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40a" officeooo:paragraph-rsid="0004040a"/>
    </style:style>
    <style:style style:name="P2" style:family="paragraph" style:parent-style-name="Standard">
      <style:text-properties officeooo:rsid="0004040a" officeooo:paragraph-rsid="0005c771"/>
    </style:style>
    <style:style style:name="P3" style:family="paragraph" style:parent-style-name="Standard">
      <style:text-properties officeooo:rsid="0005c771" officeooo:paragraph-rsid="0005c771"/>
    </style:style>
    <style:style style:name="P4" style:family="paragraph" style:parent-style-name="Standard">
      <style:text-properties officeooo:rsid="0005c771" officeooo:paragraph-rsid="00075c1c"/>
    </style:style>
    <style:style style:name="P5" style:family="paragraph" style:parent-style-name="Standard">
      <style:text-properties officeooo:rsid="00075c1c" officeooo:paragraph-rsid="00075c1c"/>
    </style:style>
    <style:style style:name="P6" style:family="paragraph" style:parent-style-name="Standard">
      <style:text-properties officeooo:rsid="00095875" officeooo:paragraph-rsid="00095875"/>
    </style:style>
    <style:style style:name="P7" style:family="paragraph" style:parent-style-name="Standard" style:list-style-name="L1">
      <style:text-properties officeooo:paragraph-rsid="0011f07a"/>
    </style:style>
    <style:style style:name="P8" style:family="paragraph" style:parent-style-name="Standard" style:list-style-name="L1">
      <style:text-properties officeooo:rsid="0005c771" officeooo:paragraph-rsid="0005c771"/>
    </style:style>
    <style:style style:name="P9" style:family="paragraph" style:parent-style-name="Standard" style:list-style-name="L1">
      <style:text-properties officeooo:rsid="0005c771" officeooo:paragraph-rsid="00075c1c"/>
    </style:style>
    <style:style style:name="P10" style:family="paragraph" style:parent-style-name="Standard" style:list-style-name="L1">
      <style:text-properties officeooo:rsid="0005c771" officeooo:paragraph-rsid="00095875"/>
    </style:style>
    <style:style style:name="P11" style:family="paragraph" style:parent-style-name="Standard" style:list-style-name="L2">
      <style:text-properties officeooo:rsid="0005c771" officeooo:paragraph-rsid="0005c771"/>
    </style:style>
    <style:style style:name="P12" style:family="paragraph" style:parent-style-name="Standard" style:list-style-name="L3">
      <style:text-properties officeooo:rsid="0005c771" officeooo:paragraph-rsid="00075c1c"/>
    </style:style>
    <style:style style:name="P13" style:family="paragraph" style:parent-style-name="Standard" style:list-style-name="L3">
      <style:text-properties officeooo:rsid="0005c771" officeooo:paragraph-rsid="000df99e"/>
    </style:style>
    <style:style style:name="P14" style:family="paragraph" style:parent-style-name="Standard" style:list-style-name="L1">
      <style:text-properties officeooo:rsid="0004040a" officeooo:paragraph-rsid="0004040a"/>
    </style:style>
    <style:style style:name="P15" style:family="paragraph" style:parent-style-name="Standard" style:list-style-name="L1">
      <style:text-properties officeooo:rsid="0004040a" officeooo:paragraph-rsid="00075c1c"/>
    </style:style>
    <style:style style:name="P16" style:family="paragraph" style:parent-style-name="Standard" style:list-style-name="L1">
      <style:text-properties officeooo:rsid="0004040a" officeooo:paragraph-rsid="00095875"/>
    </style:style>
    <style:style style:name="P17" style:family="paragraph" style:parent-style-name="Standard" style:list-style-name="L3">
      <style:text-properties officeooo:rsid="0004040a" officeooo:paragraph-rsid="00075c1c"/>
    </style:style>
    <style:style style:name="P18" style:family="paragraph" style:parent-style-name="Standard" style:list-style-name="L3">
      <style:text-properties officeooo:rsid="0004040a" officeooo:paragraph-rsid="000b4aae"/>
    </style:style>
    <style:style style:name="P19" style:family="paragraph" style:parent-style-name="Standard">
      <style:text-properties officeooo:rsid="0004040a" officeooo:paragraph-rsid="0004040a"/>
    </style:style>
    <style:style style:name="P20" style:family="paragraph" style:parent-style-name="Standard" style:list-style-name="L1">
      <style:text-properties officeooo:rsid="000c1d52" officeooo:paragraph-rsid="000ce79d"/>
    </style:style>
    <style:style style:name="P21" style:family="paragraph" style:parent-style-name="Standard" style:list-style-name="L1">
      <style:text-properties officeooo:rsid="000c1d52" officeooo:paragraph-rsid="000c1d52"/>
    </style:style>
    <style:style style:name="P22" style:family="paragraph" style:parent-style-name="Standard" style:list-style-name="L3">
      <style:text-properties officeooo:rsid="000c1d52" officeooo:paragraph-rsid="000c1d52"/>
    </style:style>
    <style:style style:name="P23" style:family="paragraph" style:parent-style-name="Standard" style:list-style-name="L1">
      <style:text-properties officeooo:rsid="00075c1c" officeooo:paragraph-rsid="00075c1c"/>
    </style:style>
    <style:style style:name="P24" style:family="paragraph" style:parent-style-name="Standard" style:list-style-name="L1">
      <style:text-properties officeooo:rsid="00075c1c" officeooo:paragraph-rsid="00095875"/>
    </style:style>
    <style:style style:name="P25" style:family="paragraph" style:parent-style-name="Standard" style:list-style-name="L1">
      <style:text-properties officeooo:rsid="00075c1c" officeooo:paragraph-rsid="000ff1e4"/>
    </style:style>
    <style:style style:name="P26" style:family="paragraph" style:parent-style-name="Standard" style:list-style-name="L1">
      <style:text-properties officeooo:rsid="00075c1c" officeooo:paragraph-rsid="0011f07a"/>
    </style:style>
    <style:style style:name="P27" style:family="paragraph" style:parent-style-name="Standard" style:list-style-name="L3">
      <style:text-properties officeooo:rsid="00075c1c" officeooo:paragraph-rsid="00075c1c"/>
    </style:style>
    <style:style style:name="P28" style:family="paragraph" style:parent-style-name="Standard">
      <style:text-properties officeooo:rsid="00075c1c" officeooo:paragraph-rsid="000ff1e4"/>
    </style:style>
    <style:style style:name="P29" style:family="paragraph" style:parent-style-name="Standard" style:list-style-name="L3">
      <style:text-properties officeooo:rsid="0008603c" officeooo:paragraph-rsid="00095875"/>
    </style:style>
    <style:style style:name="P30" style:family="paragraph" style:parent-style-name="Standard" style:list-style-name="L3">
      <style:text-properties officeooo:rsid="0008603c" officeooo:paragraph-rsid="0011f07a"/>
    </style:style>
    <style:style style:name="P31" style:family="paragraph" style:parent-style-name="Standard">
      <style:text-properties officeooo:rsid="0008603c" officeooo:paragraph-rsid="0004040a"/>
    </style:style>
    <style:style style:name="P32" style:family="paragraph" style:parent-style-name="Standard" style:list-style-name="L1">
      <style:text-properties officeooo:rsid="0008603c" officeooo:paragraph-rsid="000ff1e4"/>
    </style:style>
    <style:style style:name="P33" style:family="paragraph" style:parent-style-name="Standard" style:list-style-name="L1">
      <style:text-properties officeooo:rsid="0008603c" officeooo:paragraph-rsid="0004040a"/>
    </style:style>
    <style:style style:name="P34" style:family="paragraph" style:parent-style-name="Standard" style:list-style-name="L1">
      <style:text-properties officeooo:rsid="00095875" officeooo:paragraph-rsid="000ff1e4"/>
    </style:style>
    <style:style style:name="P35" style:family="paragraph" style:parent-style-name="Standard" style:list-style-name="L1">
      <style:text-properties officeooo:rsid="00095875" officeooo:paragraph-rsid="0011f07a"/>
    </style:style>
    <style:style style:name="P36" style:family="paragraph" style:parent-style-name="Standard" style:list-style-name="L4">
      <style:text-properties officeooo:paragraph-rsid="000ff1e4"/>
    </style:style>
    <style:style style:name="T1" style:family="text">
      <style:text-properties officeooo:rsid="0005c771"/>
    </style:style>
    <style:style style:name="T2" style:family="text">
      <style:text-properties officeooo:rsid="00075c1c"/>
    </style:style>
    <style:style style:name="T3" style:family="text">
      <style:text-properties officeooo:rsid="00095875"/>
    </style:style>
    <style:style style:name="T4" style:family="text">
      <style:text-properties officeooo:rsid="000b4aae"/>
    </style:style>
    <style:style style:name="T5" style:family="text">
      <style:text-properties officeooo:rsid="000bfdab"/>
    </style:style>
    <style:style style:name="T6" style:family="text">
      <style:text-properties officeooo:rsid="000ff1e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9587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45522162" text:style-name="L4">
        <text:list-item>
          <text:p text:style-name="P36"><text:span text:style-name="T2">RIPv2(redes directamente conectadas):</text:span></text:p>
        </text:list-item>
      </text:list>
      <text:list xml:id="list2461647530" text:style-name="L1">
        <text:list-item>
          <text:list>
            <text:list-item>
              <text:p text:style-name="P25"><text:span text:style-name="T4">(config)<text:tab/><text:tab/></text:span><text:span text:style-name="T7">router rip</text:span></text:p>
            </text:list-item>
            <text:list-item>
              <text:p text:style-name="P25"><text:span text:style-name="T4">(config-</text:span><text:span text:style-name="T6">router</text:span><text:span text:style-name="T4">)<text:tab/></text:span><text:span text:style-name="T7">version2</text:span></text:p>
            </text:list-item>
            <text:list-item>
              <text:p text:style-name="P25"><text:span text:style-name="T4">(config-</text:span><text:span text:style-name="T6">router</text:span><text:span text:style-name="T4">)<text:tab/></text:span><text:span text:style-name="T7">network x.x.x.x</text:span></text:p>
            </text:list-item>
            <text:list-item>
              <text:p text:style-name="P25"><text:span text:style-name="T4">(config-</text:span><text:span text:style-name="T6">router</text:span><text:span text:style-name="T4">)<text:tab/></text:span><text:span text:style-name="T7">end</text:span></text:p>
            </text:list-item>
          </text:list>
        </text:list-item>
      </text:list>
      <text:p text:style-name="P28"/>
      <text:list xml:id="list145619505656375" text:continue-numbering="true" text:style-name="L1">
        <text:list-item>
          <text:p text:style-name="P32">RIPng:</text:p>
          <text:list>
            <text:list-item>
              <text:p text:style-name="P32"><text:span text:style-name="T3">(config) <text:tab/></text:span><text:span text:style-name="T7">ipv6 router rip red_ipv6</text:span></text:p>
            </text:list-item>
            <text:list-item>
              <text:p text:style-name="P33"><text:span text:style-name="T5">(config-if)<text:tab/></text:span><text:span text:style-name="T7">ipv6 rip red_ipv6 enable</text:span></text:p>
            </text:list-item>
          </text:list>
        </text:list-item>
      </text:list>
      <text:p text:style-name="P31"/>
      <text:list xml:id="list145618729013860" text:continue-numbering="true" text:style-name="L1">
        <text:list-item>
          <text:p text:style-name="P25"><text:span text:style-name="T3">OSPF</text:span>(redes directamente conectadas):</text:p>
          <text:list>
            <text:list-item>
              <text:p text:style-name="P25"><text:span text:style-name="T3">(config)<text:tab/><text:tab/></text:span><text:span text:style-name="T7">router </text:span><text:span text:style-name="T8">ospf 1</text:span></text:p>
            </text:list-item>
            <text:list-item>
              <text:p text:style-name="P34"><text:span text:style-name="T4">(config-</text:span><text:span text:style-name="T6">router</text:span><text:span text:style-name="T4">)<text:tab/></text:span><text:span text:style-name="T7">network x.x.x.x y.y.y.y area 0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4">(mascara dec invertida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utas estaticas</text:p>
      <text:p text:style-name="P1"/>
      <text:list xml:id="list145618827569143" text:continue-numbering="true" text:style-name="L1">
        <text:list-item>
          <text:p text:style-name="P8">Construir la red</text:p>
        </text:list-item>
        <text:list-item>
          <text:p text:style-name="P14">Asignar Ips interfaces<text:tab/><text:tab/><text:tab/>ip address x.x.x.x y.y.y.y</text:p>
        </text:list-item>
        <text:list-item>
          <text:p text:style-name="P14">Levantar interfaces<text:tab/><text:tab/><text:tab/><text:span text:style-name="T1">no shutdown</text:span></text:p>
        </text:list-item>
        <text:list-item>
          <text:p text:style-name="P9">Gateway e Ips equipos finales</text:p>
        </text:list-item>
        <text:list-item>
          <text:p text:style-name="P8">Rutas estaticas<text:tab/><text:tab/><text:tab/>ip route ip_destino mascara_decimal ip_gateway</text:p>
        </text:list-item>
        <text:list-item>
          <text:p text:style-name="P20">Comprobar conectividad<text:tab/><text:tab/><text:span text:style-name="T7">show ip route</text:span></text:p>
        </text:list-item>
      </text:list>
      <text:p text:style-name="P3"/>
      <text:p text:style-name="P2">Rutas <text:span text:style-name="T1">por defecto</text:span></text:p>
      <text:p text:style-name="P2"/>
      <text:list xml:id="list3705545741" text:style-name="L2">
        <text:list-item>
          <text:p text:style-name="P11">Ruta por defecto<text:tab/><text:tab/><text:tab/>0.0.0.0 0.0.0.0 ip_gateway</text:p>
        </text:list-item>
      </text:list>
      <text:p text:style-name="P3"/>
      <text:p text:style-name="P3"/>
      <text:p text:style-name="P3">RIPv2</text:p>
      <text:p text:style-name="P3"/>
      <text:list xml:id="list145618122166952" text:continue-list="list145618827569143" text:style-name="L1">
        <text:list-item text:start-value="1">
          <text:p text:style-name="P9">Construir la red</text:p>
        </text:list-item>
        <text:list-item>
          <text:p text:style-name="P15">Asignar Ips interfaces<text:tab/><text:tab/><text:tab/>ip address x.x.x.x y.y.y.y</text:p>
        </text:list-item>
        <text:list-item>
          <text:p text:style-name="P15">Levantar interfaces<text:tab/><text:tab/><text:tab/><text:span text:style-name="T1">no shutdown</text:span></text:p>
        </text:list-item>
        <text:list-item>
          <text:p text:style-name="P9">Gateway e Ips equipos finales</text:p>
        </text:list-item>
        <text:list-item>
          <text:p text:style-name="P7"><text:span text:style-name="T2">RIPv2(redes directamente conectadas):</text:span></text:p>
          <text:list>
            <text:list-item>
              <text:p text:style-name="P26"><text:span text:style-name="T4">(config)<text:tab/><text:tab/></text:span><text:span text:style-name="T7">router rip</text:span></text:p>
            </text:list-item>
            <text:list-item>
              <text:p text:style-name="P26"><text:span text:style-name="T4">(config-</text:span><text:span text:style-name="T6">router</text:span><text:span text:style-name="T4">)<text:tab/></text:span><text:span text:style-name="T7">version2</text:span></text:p>
            </text:list-item>
            <text:list-item>
              <text:p text:style-name="P26"><text:span text:style-name="T4">(config-</text:span><text:span text:style-name="T6">router</text:span><text:span text:style-name="T4">)<text:tab/></text:span><text:span text:style-name="T7">network x.x.x.x</text:span></text:p>
            </text:list-item>
            <text:list-item>
              <text:p text:style-name="P26"><text:span text:style-name="T4">(config-</text:span><text:span text:style-name="T6">router</text:span><text:span text:style-name="T4">)<text:tab/></text:span><text:span text:style-name="T7">end</text:span></text:p>
            </text:list-item>
          </text:list>
        </text:list-item>
        <text:list-item>
          <text:p text:style-name="P21">Comprobar conectividad<text:tab/><text:tab/><text:span text:style-name="T7">show ip route</text:span></text:p>
        </text:list-item>
      </text:list>
      <text:p text:style-name="P5"/>
      <text:p text:style-name="P5">RIPng</text:p>
      <text:p text:style-name="P5"/>
      <text:list xml:id="list2564474589" text:style-name="L3">
        <text:list-item>
          <text:p text:style-name="P12"><text:span text:style-name="T2">C</text:span>onstruir la red</text:p>
        </text:list-item>
        <text:list-item>
          <text:p text:style-name="P17">Asignar Ips interfaces<text:tab/>:</text:p>
          <text:list>
            <text:list-item>
              <text:p text:style-name="P27">ipv6 unicast-routing</text:p>
            </text:list-item>
            <text:list-item>
              <text:p text:style-name="P18">ip<text:span text:style-name="T2">v6</text:span> address x:x:<text:span text:style-name="T2">x</text:span>:x::x/<text:span text:style-name="T2">yy</text:span></text:p>
            </text:list-item>
          </text:list>
        </text:list-item>
        <text:list-item>
          <text:p text:style-name="P17">Levantar interfaces<text:tab/><text:tab/><text:tab/><text:span text:style-name="T1">no shutdown</text:span></text:p>
        </text:list-item>
        <text:list-item>
          <text:p text:style-name="P13">Gateway e Ips equipos finales</text:p>
        </text:list-item>
        <text:list-item>
          <text:p text:style-name="P30">RIPng:</text:p>
          <text:list>
            <text:list-item>
              <text:p text:style-name="P30"><text:span text:style-name="T3">(config) <text:tab/></text:span><text:span text:style-name="T7">ipv6 router rip red_ipv6</text:span></text:p>
            </text:list-item>
            <text:list-item>
              <text:p text:style-name="P30"><text:span text:style-name="T5">(config-if)<text:tab/></text:span><text:span text:style-name="T7">ipv6 rip red_ipv6 enable</text:span></text:p>
            </text:list-item>
          </text:list>
        </text:list-item>
        <text:list-item>
          <text:p text:style-name="P22">Comprobar conectividad<text:tab/><text:tab/><text:span text:style-name="T7">show ipv6 route </text:span></text:p>
        </text:list-item>
      </text:list>
      <text:p text:style-name="P4"/>
      <text:p text:style-name="P6">OSPF</text:p>
      <text:p text:style-name="P6"/>
      <text:list xml:id="list145618052589459" text:continue-list="list145618122166952" text:style-name="L1">
        <text:list-item text:start-value="1">
          <text:p text:style-name="P10">Construir la red</text:p>
        </text:list-item>
        <text:list-item>
          <text:p text:style-name="P16">Asignar Ips interfaces<text:tab/><text:tab/><text:tab/>ip address x.x.x.x y.y.y.y</text:p>
        </text:list-item>
        <text:list-item>
          <text:p text:style-name="P16">Levantar interfaces<text:tab/><text:tab/><text:tab/><text:span text:style-name="T1">no shutdown</text:span></text:p>
        </text:list-item>
        <text:list-item>
          <text:p text:style-name="P10">Gateway e Ips equipos finales</text:p>
        </text:list-item>
        <text:list-item>
          <text:p text:style-name="P26"><text:span text:style-name="T3">OSPF</text:span>(redes directamente conectadas):</text:p>
          <text:list>
            <text:list-item>
              <text:p text:style-name="P26"><text:span text:style-name="T3">(config)<text:tab/><text:tab/></text:span><text:span text:style-name="T7">router </text:span><text:span text:style-name="T8">ospf 1</text:span></text:p>
            </text:list-item>
            <text:list-item>
              <text:p text:style-name="P35"><text:span text:style-name="T4">(config-</text:span><text:span text:style-name="T6">router</text:span><text:span text:style-name="T4">)<text:tab/></text:span><text:span text:style-name="T7">network x.x.x.x y.y.y.y area 0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5">(mascara dec invertida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Comprobar conectividad<text:tab/><text:tab/><text:span text:style-name="T7">show ip ospf database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14:57:45.261000000</meta:creation-date>
    <dc:date>2021-03-10T14:56:17.785000000</dc:date>
    <meta:editing-duration>PT29M59S</meta:editing-duration>
    <meta:editing-cycles>11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3" meta:word-count="246" meta:character-count="1611" meta:non-whitespace-character-count="1435"/>
  </office:meta>
</office:document-meta>
</file>